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fc64" officeooo:paragraph-rsid="001bfc64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fc64" officeooo:paragraph-rsid="001bfc64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d5882" officeooo:paragraph-rsid="001d5882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bfc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3">25th</text:span> of <text:span text:style-name="T3">January</text:span> 202<text:span text:style-name="T3">2</text:span> under the <text:span text:style-name="T3">6th</text:span> PA Meeting.</text:p>
      <text:p text:style-name="P1"/>
      <text:p text:style-name="P1">The Assembly, recognising the current situation,</text:p>
      <text:p text:style-name="P1"/>
      <text:p text:style-name="P2">Constitutes the need to recognise Quava.</text:p>
      <text:p text:style-name="P1"/>
      <text:p text:style-name="P1">And proceeds.</text:p>
      <text:p text:style-name="P1"/>
      <text:p text:style-name="P1">Signed by,</text:p>
      <text:p text:style-name="P2">Emeralda_axe7</text:p>
      <text:p text:style-name="P5">MrBased</text:p>
      <text:p text:style-name="P5">eldegron</text:p>
      <text:p text:style-name="P5">threebody03</text:p>
      <text:p text:style-name="P1"/>
      <text:p text:style-name="P1"/>
      <text:p text:style-name="P1"/>
      <text:p text:style-name="Standard"><text:span text:style-name="T1">[</text:span><text:span text:style-name="T2">Motion 6-1: To recognise Quava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5T17:03:09.719428642</dc:date>
    <meta:editing-duration>PT2M25S</meta:editing-duration>
    <meta:editing-cycles>7</meta:editing-cycles>
    <meta:generator>LibreOffice/7.2.5.2.0$Linux_X86_64 LibreOffice_project/42278cca071176e34782971eb1da0150294081eb</meta:generator>
    <meta:document-statistic meta:table-count="0" meta:image-count="0" meta:object-count="0" meta:page-count="1" meta:paragraph-count="10" meta:word-count="40" meta:character-count="268" meta:non-whitespace-character-count="238"/>
  </office:meta>
</office:document-meta>
</file>